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Heading_20_1">
      <style:text-properties style:font-name="Times New Roman" fo:language="ru" fo:country="RU"/>
    </style:style>
    <style:style style:name="T1" style:family="text">
      <style:text-properties style:font-name="DejaVu Sans Mono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" text:outline-level="1">Встраивание алгоритма перепаковки переменных</text:h>
          </table:table-cell>
        </table:table-row>
        <table:table-row table:style-name="Table1.2">
          <table:table-cell table:style-name="Table1.A2" office:value-type="string">
            <text:p text:style-name="P1">Встраивание <text:s/>алгоритма упаковки-распаковки сигналов (т.е. подпрограммы, которая будет связывать переменные в исполняемой среде с переменными других программных подсистем прибора) целесообразно производить в шаблон расчётных модулей, т.к. это обеспечит мгновенную трансляцию изменённого сигнала в нужную область памяти системы ввода-вывода, причём только тех, которые необходимо транслировать. Для встраивания необходимо внести изменения в основной модуль шаблона расчётных модулей: файл <text:span text:style-name="T1">calcmain.c</text:span> в директории <text:span text:style-name="T1">&lt;директория установки&gt;\CodeTemplates\QNX 6</text:span> (или 4). Исходный текст файла с указанием мест для дополнения приведен в приложении Б.</text:p>
            <text:p text:style-name="P1"><text:span text:style-name="T2">Примечание:</text:span> <text:span text:style-name="T3">c</text:span>оответственно в самом начале функции <text:span text:style-name="T1">main</text:span> в модуле <text:span text:style-name="T1">calcmain.c</text:span> пользователю необходимо добавить код, который обеспечивает соединение с областями памяти подсистемы ввода-вывода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страивание алгоритма перепаковки переменных</dc:title>
    <dc:date>2012-01-22T04:59:39.56</dc:date>
    <meta:generator>OpenOffice_Beta/4.1.0$Win32 OpenOffice.org_project/410m14$Build-9760</meta:generator>
    <meta:editing-duration>PT4H45M33S</meta:editing-duration>
    <meta:editing-cycles>98</meta:editing-cycles>
    <dc:creator>Александр </dc:creator>
    <meta:document-statistic meta:table-count="1" meta:image-count="0" meta:object-count="0" meta:page-count="1" meta:paragraph-count="3" meta:word-count="102" meta:character-count="872"/>
    <meta:user-defined meta:name="Поле 1"/>
    <meta:user-defined meta:name="Поле 2"/>
    <meta:user-defined meta:name="Поле 3"/>
    <meta:user-defined meta:name="Поле 4"/>
  </office:meta>
</office:document-meta>
</file>